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8.998cm"/>
    </style:style>
    <style:style style:name="co4" style:family="table-column">
      <style:table-column-properties fo:break-before="auto" style:column-width="8.89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775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6.669cm"/>
    </style:style>
    <style:style style:name="co10" style:family="table-column">
      <style:table-column-properties fo:break-before="auto" style:column-width="8.327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6.175cm"/>
    </style:style>
    <style:style style:name="co16" style:family="table-column">
      <style:table-column-properties fo:break-before="auto" style:column-width="6.352cm"/>
    </style:style>
    <style:style style:name="co17" style:family="table-column">
      <style:table-column-properties fo:break-before="auto" style:column-width="4.694cm"/>
    </style:style>
    <style:style style:name="co18" style:family="table-column">
      <style:table-column-properties fo:break-before="auto" style:column-width="4.6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 table:print-ranges="Hoja1.A1:Hoja1.H43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Ítem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áscara</text:p>
          </table:table-cell>
          <table:table-cell table:number-columns-repeated="5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1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2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Desarrollo y Mantenimiento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92.168.2.3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6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6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6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6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6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7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8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8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8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8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Servicio de Informática</text:p>
          </table:table-cell>
          <table:table-cell office:value-type="string" calcext:value-type="string">
            <text:p>Sistemas y Re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92.168.2.8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3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4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5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6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6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Gener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92.168.2.6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6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6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6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6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6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7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8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9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10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10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10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10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Transformación Digit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92.168.2.10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1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4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5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Gerencia de Estrategias de Clien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92.168.1.6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2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3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4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5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6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7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8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Gerencias</text:p>
          </table:table-cell>
          <table:table-cell office:value-type="string" calcext:value-type="string">
            <text:p>Oficinas de Apoyo a las Gerencias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92.168.0.19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4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5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92.128.1.16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1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2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3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4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5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6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7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Economía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92.128.0.8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9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9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9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0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2" office:value-type="string" calcext:value-type="string">
            <text:p>192.128.2.1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92.128.2.11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19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0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1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Central</text:p>
          </table:table-cell>
          <table:table-cell office:value-type="string" calcext:value-type="string">
            <text:p>Oficina de Estrategias Empresariales</text:p>
          </table:table-cell>
          <table:table-cell office:value-type="string" calcext:value-type="string">
            <text:p>Atención al Client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92.128.1.2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1" table:number-rows-repeated="104814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Hoja1.$A$1" table:cell-range-address="$Hoja1.$A$1:.$H$431" table:range-usable-as="print-range"/>
        </table:named-expressions>
      </table:table>
      <table:table table:name="Hoja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Ítem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áscara</text:p>
          </table:table-cell>
          <table:table-cell table:number-columns-repeated="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19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0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1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2.168.64.2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1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2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3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4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5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6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1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2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3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4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5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6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7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8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79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oluciones Técnica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.168.64.80</text:p>
          </table:table-cell>
          <table:table-cell table:style-name="ce2" office:value-type="string" calcext:value-type="string">
            <text:p>255.255.255.128</text:p>
          </table:table-cell>
          <table:table-cell table:number-columns-repeated="5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eguimiento de Clientes (Servicios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92.168.65.233</text:p>
          </table:table-cell>
          <table:table-cell table:style-name="ce2" office:value-type="string" calcext:value-type="string">
            <text:p>255.255.255.252</text:p>
          </table:table-cell>
          <table:table-cell table:number-columns-repeated="5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Servicios Empresariales</text:p>
          </table:table-cell>
          <table:table-cell table:style-name="ce2" office:value-type="string" calcext:value-type="string">
            <text:p>Seguimiento de Clientes (Servicios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92.168.65.234</text:p>
          </table:table-cell>
          <table:table-cell table:style-name="ce2" office:value-type="string" calcext:value-type="string">
            <text:p>255.255.255.252</text:p>
          </table:table-cell>
          <table:table-cell table:number-columns-repeated="5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4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5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6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7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Atención a Usuario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92.168.64.18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1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Nuevos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92.168.65.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6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6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6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6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6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7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8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9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10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10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10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10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Atención al Usuario</text:p>
          </table:table-cell>
          <table:table-cell table:style-name="ce2" office:value-type="string" calcext:value-type="string">
            <text:p>Seguimiento de Clientes (Usuario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2.168.65.10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19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0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Alto Nive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92.168.65.2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4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5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string" calcext:value-type="string">
            <text:p>Recursos Humanos</text:p>
          </table:table-cell>
          <table:table-cell table:style-name="ce2" office:value-type="string" calcext:value-type="string">
            <text:p>Recursos Humanos de Área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92.168.65.16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1" table:number-rows-repeated="10482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3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Ítem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áscara</text:p>
          </table:table-cell>
          <table:table-cell table:number-columns-repeated="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6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6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6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6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6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7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8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8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8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8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92.168.128.8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9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9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9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0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Economí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92.168.128.11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2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3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bogacía de la Empres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14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6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7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Atención al Clien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92.168.128.18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19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0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Oficinas de Jefatura</text:p>
          </table:table-cell>
          <table:table-cell table:style-name="ce2" office:value-type="string" calcext:value-type="string">
            <text:p>Informátic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92.168.128.2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2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2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2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2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2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3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4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4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4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4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Empresa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92.168.128.24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1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2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3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4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5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6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7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8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19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2.168.129.20</text:p>
          </table:table-cell>
          <table:table-cell table:style-name="ce2" office:value-type="string" calcext:value-type="string">
            <text:p>255.255.255.224</text:p>
          </table:table-cell>
          <table:table-cell table:number-columns-repeated="56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1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2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1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2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3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4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5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6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7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8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39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rujillo</text:p>
          </table:table-cell>
          <table:table-cell table:style-name="ce2" office:value-type="string" calcext:value-type="string">
            <text:p>Estrategia Empresarial</text:p>
          </table:table-cell>
          <table:table-cell table:style-name="ce2" office:value-type="string" calcext:value-type="string">
            <text:p>Seguimiento de Client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2.168.128.40</text:p>
          </table:table-cell>
          <table:table-cell table:style-name="ce2" office:value-type="string" calcext:value-type="string">
            <text:p>255.255.255.192</text:p>
          </table:table-cell>
          <table:table-cell table:number-columns-repeated="56"/>
        </table:table-row>
        <table:table-row table:style-name="ro1" table:number-rows-repeated="10483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/. </number:text>
      <number:number number:decimal-places="0" loext:min-decimal-places="0" number:min-integer-digits="1" number:grouping="true"/>
    </number:number-style>
    <number:number-style style:name="N107">
      <number:text>S/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loext:min-decimal-places="2" number:min-integer-digits="1" number:grouping="true"/>
    </number:number-style>
    <number:number-style style:name="N109">
      <number:text>S/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S/.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IMENA</meta:initial-creator>
    <meta:print-date>2021-01-04T03:10:44</meta:print-date>
    <meta:creation-date>2021-01-03T23:53:06</meta:creation-date>
    <dc:date>2021-01-04T09:47:36.174144262</dc:date>
    <meta:generator>LibreOffice/6.4.6.2$Linux_X86_64 LibreOffice_project/40$Build-2</meta:generator>
    <meta:editing-duration>PT17M28S</meta:editing-duration>
    <meta:editing-cycles>3</meta:editing-cycles>
    <meta:document-statistic meta:table-count="3" meta:cell-count="74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